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style:font-name="Calibri"/>
    </style:style>
    <style:style style:name="P2" style:family="paragraph" style:parent-style-name="Horizontal_20_Line">
      <style:text-properties style:font-name="Calibri"/>
    </style:style>
    <style:style style:name="P3" style:family="paragraph" style:parent-style-name="Text_20_body">
      <style:text-properties style:font-name="Calibri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text-properties style:font-name="Calibri" fo:font-weight="bold"/>
    </style:style>
    <style:style style:name="P6" style:family="paragraph" style:parent-style-name="Text_20_body" style:list-style-name="L1">
      <style:text-properties style:font-name="Calibri"/>
    </style:style>
    <style:style style:name="P7" style:family="paragraph" style:parent-style-name="Text_20_body" style:list-style-name="L2">
      <style:text-properties style:font-name="Calibri" fo:font-weight="bold"/>
    </style:style>
    <style:style style:name="P8" style:family="paragraph" style:parent-style-name="Text_20_body" style:list-style-name="L2"/>
    <style:style style:name="P9" style:family="paragraph" style:parent-style-name="Text_20_body" style:list-style-name="L2">
      <style:text-properties style:font-name="Calibri"/>
    </style:style>
    <style:style style:name="P10" style:family="paragraph" style:parent-style-name="Text_20_body" style:list-style-name="L3">
      <style:text-properties style:font-name="Calibri" fo:font-weight="bold"/>
    </style:style>
    <style:style style:name="P11" style:family="paragraph" style:parent-style-name="Text_20_body" style:list-style-name="L3"/>
    <style:style style:name="P12" style:family="paragraph" style:parent-style-name="Text_20_body" style:list-style-name="L3">
      <style:text-properties style:font-name="Calibri"/>
    </style:style>
    <style:style style:name="P13" style:family="paragraph" style:parent-style-name="Text_20_body" style:list-style-name="L4"/>
    <style:style style:name="P14" style:family="paragraph" style:parent-style-name="Text_20_body" style:list-style-name="L4">
      <style:text-properties style:font-name="Calibri" fo:font-weight="bold"/>
    </style:style>
    <style:style style:name="P15" style:family="paragraph" style:parent-style-name="Text_20_body" style:list-style-name="L4">
      <style:text-properties style:font-name="Calibri"/>
    </style:style>
    <style:style style:name="P16" style:family="paragraph" style:parent-style-name="Text_20_body" style:list-style-name="L5"/>
    <style:style style:name="P17" style:family="paragraph" style:parent-style-name="Text_20_body" style:list-style-name="L5">
      <style:text-properties style:font-name="Calibri"/>
    </style:style>
    <style:style style:name="P18" style:family="paragraph" style:parent-style-name="Text_20_body" style:list-style-name="L5">
      <style:text-properties style:font-name="Calibri" fo:font-style="italic"/>
    </style:style>
    <style:style style:name="P19" style:family="paragraph" style:parent-style-name="Standard">
      <style:text-properties style:font-name="Calibri"/>
    </style:style>
    <style:style style:name="T1" style:family="text">
      <style:text-properties style:font-name="Calibri" fo:font-weight="bold"/>
    </style:style>
    <style:style style:name="T2" style:family="text">
      <style:text-properties style:font-name="Calibri"/>
    </style:style>
    <style:style style:name="T3" style:family="text">
      <style:text-properties fo:font-weight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Titre : Analyse et Modélisation KNN de Joueurs de Football (Champions League)</text:h>
      <text:p text:style-name="Text_20_body"><text:span text:style-name="T1">Objectif du script :</text:span><text:span text:style-name="T2"> Ce script Python utilise l'algorithme des K-Plus Proches Voisins (KNN) pour classer des joueurs de football. L'objectif est de prédire si un joueur est un "Top Attaquant" (</text:span><text:span text:style-name="Source_20_Text"><text:span text:style-name="T2">TopAttacker = 1</text:span></text:span><text:span text:style-name="T2">) ou non (</text:span><text:span text:style-name="Source_20_Text"><text:span text:style-name="T2">0</text:span></text:span><text:span text:style-name="T2">), en se basant sur un ensemble complet de statistiques de jeu.</text:span></text:p>
      <text:p text:style-name="P2"/>
      <text:h text:style-name="P1" text:outline-level="3">Partie 1 : Chargement et Création de la Cible</text:h>
      <text:p text:style-name="P3">Cette section s'occupe de charger les données et de définir la variable que nous allons essayer de prédire.</text:p>
      <text:list text:style-name="L1">
        <text:list-item>
          <text:p text:style-name="P4"><text:span text:style-name="T1">Importations :</text:span><text:span text:style-name="T2"> Le script importe les bibliothèques nécessaires : </text:span><text:span text:style-name="Source_20_Text"><text:span text:style-name="T2">pandas</text:span></text:span><text:span text:style-name="T2"> (gestion des données), </text:span><text:span text:style-name="Source_20_Text"><text:span text:style-name="T2">numpy</text:span></text:span><text:span text:style-name="T2"> (calculs), </text:span><text:span text:style-name="Source_20_Text"><text:span text:style-name="T2">matplotlib</text:span></text:span><text:span text:style-name="T2">/</text:span><text:span text:style-name="Source_20_Text"><text:span text:style-name="T2">seaborn</text:span></text:span><text:span text:style-name="T2"> (graphiques) et </text:span><text:span text:style-name="Source_20_Text"><text:span text:style-name="T2">scikit-learn</text:span></text:span><text:span text:style-name="T2"> (machine learning).</text:span></text:p>
        </text:list-item>
        <text:list-item>
          <text:p text:style-name="P5">Chargement du CSV :</text:p>
          <text:list>
            <text:list-item>
              <text:p text:style-name="P4"><text:span text:style-name="Source_20_Text"><text:span text:style-name="T2">df = pd.read_csv(...)</text:span></text:span><text:span text:style-name="T2"> : Lit le fichier </text:span><text:span text:style-name="Source_20_Text"><text:span text:style-name="T2">champions-league-2024-UTC.csv</text:span></text:span><text:span text:style-name="T2">.</text:span></text:p>
            </text:list-item>
            <text:list-item>
              <text:p text:style-name="P4"><text:span text:style-name="Source_20_Text"><text:span text:style-name="T2">sep=';', decimal=','</text:span></text:span><text:span text:style-name="T2"> : Spécifie que les colonnes sont séparées par des points-virgules et les nombres décimaux par des virgules (format Excel français courant).</text:span></text:p>
            </text:list-item>
            <text:list-item>
              <text:p text:style-name="P4"><text:span text:style-name="Source_20_Text"><text:span text:style-name="T2">encoding='latin1'</text:span></text:span><text:span text:style-name="T2"> : </text:span><text:span text:style-name="T1">Correction clé N°1</text:span><text:span text:style-name="T2">. Résout l'erreur </text:span><text:span text:style-name="Source_20_Text"><text:span text:style-name="T2">UnicodeDecodeError</text:span></text:span><text:span text:style-name="T2">. L'encodage </text:span><text:span text:style-name="Source_20_Text"><text:span text:style-name="T2">latin1</text:span></text:span><text:span text:style-name="T2"> (ou </text:span><text:span text:style-name="Source_20_Text"><text:span text:style-name="T2">windows-1252</text:span></text:span><text:span text:style-name="T2">) est utilisé car le fichier contient des caractères spéciaux (comme </text:span><text:span text:style-name="Source_20_Text"><text:span text:style-name="T2">ñ</text:span></text:span><text:span text:style-name="T2">) que l'UTF-8 par défaut ne reconnaît pas.</text:span></text:p>
            </text:list-item>
          </text:list>
        </text:list-item>
        <text:list-item>
          <text:p text:style-name="P5">Corrections de Type (Conversions Numériques) :</text:p>
          <text:list>
            <text:list-item>
              <text:p text:style-name="P4"><text:span text:style-name="T1">Corrections clés N°2, 3 et 4</text:span><text:span text:style-name="T2">. Le paramètre </text:span><text:span text:style-name="Source_20_Text"><text:span text:style-name="T2">decimal=','</text:span></text:span><text:span text:style-name="T2"> a un effet secondaire : toutes les colonnes qui utilisent un point (</text:span><text:span text:style-name="Source_20_Text"><text:span text:style-name="T2">.</text:span></text:span><text:span text:style-name="T2">) comme décimal (ex: </text:span><text:span text:style-name="Source_20_Text"><text:span text:style-name="T2">90s</text:span></text:span><text:span text:style-name="T2">) ou qui sont des entiers (ex: </text:span><text:span text:style-name="Source_20_Text"><text:span text:style-name="T2">GCA</text:span></text:span><text:span text:style-name="T2">, </text:span><text:span text:style-name="Source_20_Text"><text:span text:style-name="T2">SCA</text:span></text:span><text:span text:style-name="T2">, </text:span><text:span text:style-name="Source_20_Text"><text:span text:style-name="T2">PasProg</text:span></text:span><text:span text:style-name="T2">) sont lues comme du </text:span><text:span text:style-name="T1">texte (string)</text:span><text:span text:style-name="T2"> au lieu de nombres.</text:span></text:p>
            </text:list-item>
            <text:list-item>
              <text:p text:style-name="P4"><text:span text:style-name="Source_20_Text"><text:span text:style-name="T2">pd.to_numeric(..., errors='coerce')</text:span></text:span><text:span text:style-name="T2"> : Nous forçons manuellement ces colonnes à devenir numériques. Si une valeur ne peut pas être convertie, elle devient </text:span><text:span text:style-name="Source_20_Text"><text:span text:style-name="T2">NaN</text:span></text:span><text:span text:style-name="T2"> (Not a Number).</text:span></text:p>
            </text:list-item>
          </text:list>
        </text:list-item>
        <text:list-item>
          <text:p text:style-name="P5">Filtrage des Joueurs :</text:p>
          <text:list>
            <text:list-item>
              <text:p text:style-name="P4"><text:span text:style-name="Source_20_Text"><text:span text:style-name="T2">df = df[df['90s'] &gt; 1.0].copy()</text:span></text:span><text:span text:style-name="T2"> : On ne garde que les joueurs ayant joué au moins l'équivalent d'un match complet. Cela évite les statistiques faussées par des temps de jeu trop faibles.</text:span></text:p>
            </text:list-item>
          </text:list>
        </text:list-item>
        <text:list-item>
          <text:p text:style-name="P5">Création de la Cible (Feature Engineering) :</text:p>
          <text:list>
            <text:list-item>
              <text:p text:style-name="P6">C'est l'étape la plus importante. Nous devons définir ce qu'est un "Top Attaquant".</text:p>
            </text:list-item>
            <text:list-item>
              <text:p text:style-name="P4"><text:span text:style-name="Source_20_Text"><text:span text:style-name="T2">df['GCA_p90'] = df['GCA'] / df['90s']</text:span></text:span><text:span text:style-name="T2"> : Calcule les "Actions Créant un But" par 90 minutes.</text:span></text:p>
            </text:list-item>
            <text:list-item>
              <text:p text:style-name="P4"><text:soft-page-break/><text:span text:style-name="Source_20_Text"><text:span text:style-name="T2">df['SCA_p90'] = df['SCA'] / df['90s']</text:span></text:span><text:span text:style-name="T2"> : Calcule les "Actions Créant un Tir" par 90 minutes.</text:span></text:p>
            </text:list-item>
            <text:list-item>
              <text:p text:style-name="P4"><text:span text:style-name="Source_20_Text"><text:span text:style-name="T2">...median()</text:span></text:span><text:span text:style-name="T2"> : Calcule la médiane (la valeur centrale) pour ces deux nouvelles métriques.</text:span></text:p>
            </text:list-item>
            <text:list-item>
              <text:p text:style-name="P4"><text:span text:style-name="Source_20_Text"><text:span text:style-name="T2">df[TARGET] = np.where(...)</text:span></text:span><text:span text:style-name="T2"> : Crée la colonne cible </text:span><text:span text:style-name="Source_20_Text"><text:span text:style-name="T2">TopAttacker</text:span></text:span><text:span text:style-name="T2">. Un joueur est un </text:span><text:span text:style-name="Source_20_Text"><text:span text:style-name="T2">1</text:span></text:span><text:span text:style-name="T2"> (Top Attaquant) </text:span><text:span text:style-name="T1">seulement si</text:span><text:span text:style-name="T2"> il est au-dessus de la médiane à la fois en </text:span><text:span text:style-name="Source_20_Text"><text:span text:style-name="T2">GCA_p90</text:span></text:span><text:span text:style-name="T2"> ET en </text:span><text:span text:style-name="Source_20_Text"><text:span text:style-name="T2">SCA_p90</text:span></text:span><text:span text:style-name="T2">. Sinon, il est </text:span><text:span text:style-name="Source_20_Text"><text:span text:style-name="T2">0</text:span></text:span><text:span text:style-name="T2">.</text:span></text:p>
            </text:list-item>
          </text:list>
        </text:list-item>
      </text:list>
      <text:p text:style-name="P2"/>
      <text:h text:style-name="P1" text:outline-level="3">Partie 2 : Prétraitement des Données (Preprocessing)</text:h>
      <text:p text:style-name="P3">Cette section prépare les données pour l'algorithme KNN, qui ne fonctionne qu'avec des nombres.</text:p>
      <text:list text:style-name="L2">
        <text:list-item>
          <text:p text:style-name="P7">Suppression des Colonnes Non Numériques :</text:p>
          <text:list>
            <text:list-item>
              <text:p text:style-name="P8"><text:span text:style-name="Source_20_Text"><text:span text:style-name="T2">non_numeric_cols = ...</text:span></text:span><text:span text:style-name="T2"> : Identifie toutes les colonnes qui sont encore du texte (ex: </text:span><text:span text:style-name="Source_20_Text"><text:span text:style-name="T2">Player</text:span></text:span><text:span text:style-name="T2">, </text:span><text:span text:style-name="Source_20_Text"><text:span text:style-name="T2">Nation</text:span></text:span><text:span text:style-name="T2">, </text:span><text:span text:style-name="Source_20_Text"><text:span text:style-name="T2">Pos</text:span></text:span><text:span text:style-name="T2">, </text:span><text:span text:style-name="Source_20_Text"><text:span text:style-name="T2">Squad</text:span></text:span><text:span text:style-name="T2">).</text:span></text:p>
            </text:list-item>
            <text:list-item>
              <text:p text:style-name="P8"><text:span text:style-name="Source_20_Text"><text:span text:style-name="T2">df_numeric = df.drop(...)</text:span></text:span><text:span text:style-name="T2"> : Crée un nouveau DataFrame (</text:span><text:span text:style-name="Source_20_Text"><text:span text:style-name="T2">df_numeric</text:span></text:span><text:span text:style-name="T2">) ne contenant que des chiffres. (Grâce à nos corrections, </text:span><text:span text:style-name="Source_20_Text"><text:span text:style-name="T2">PasProg</text:span></text:span><text:span text:style-name="T2"> et </text:span><text:span text:style-name="Source_20_Text"><text:span text:style-name="T2">CarProg</text:span></text:span><text:span text:style-name="T2"> sont bien numériques et sont conservés).</text:span></text:p>
            </text:list-item>
          </text:list>
        </text:list-item>
        <text:list-item>
          <text:p text:style-name="P7">Imputation des Valeurs Manquantes :</text:p>
          <text:list>
            <text:list-item>
              <text:p text:style-name="P8"><text:span text:style-name="Source_20_Text"><text:span text:style-name="T2">df_numeric = df_numeric.fillna(df_numeric.median())</text:span></text:span><text:span text:style-name="T2"> : "Bouche les trous" (valeurs </text:span><text:span text:style-name="Source_20_Text"><text:span text:style-name="T2">NaN</text:span></text:span><text:span text:style-name="T2">) en les remplaçant par la valeur médiane de leur colonne respective.</text:span></text:p>
            </text:list-item>
          </text:list>
        </text:list-item>
        <text:list-item>
          <text:p text:style-name="P7">Séparation des Données (X et y) :</text:p>
          <text:list>
            <text:list-item>
              <text:p text:style-name="P8"><text:span text:style-name="Source_20_Text"><text:span text:style-name="T2">y = df_numeric[TARGET]</text:span></text:span><text:span text:style-name="T2"> : </text:span><text:span text:style-name="Source_20_Text"><text:span text:style-name="T2">y</text:span></text:span><text:span text:style-name="T2"> est notre variable cible (le </text:span><text:span text:style-name="Source_20_Text"><text:span text:style-name="T2">TopAttacker</text:span></text:span><text:span text:style-name="T2">, 0 ou 1).</text:span></text:p>
            </text:list-item>
            <text:list-item>
              <text:p text:style-name="P8"><text:span text:style-name="Source_20_Text"><text:span text:style-name="T2">X = df_numeric.drop(...)</text:span></text:span><text:span text:style-name="T2"> : </text:span><text:span text:style-name="Source_20_Text"><text:span text:style-name="T2">X</text:span></text:span><text:span text:style-name="T2"> est tout le reste, les "features" (les statistiques) qui vont servir à prédire </text:span><text:span text:style-name="Source_20_Text"><text:span text:style-name="T2">y</text:span></text:span><text:span text:style-name="T2">.</text:span></text:p>
            </text:list-item>
          </text:list>
        </text:list-item>
        <text:list-item>
          <text:p text:style-name="P7">Normalisation (StandardScaler) :</text:p>
          <text:list>
            <text:list-item>
              <text:p text:style-name="P9"><text:span text:style-name="T3">Étape cruciale pour KNN.</text:span> Les "features" n'ont pas la même échelle (ex: les passes vont de 0 à 5000, les tirs de 0 à 10).</text:p>
            </text:list-item>
            <text:list-item>
              <text:p text:style-name="P8"><text:span text:style-name="Source_20_Text"><text:span text:style-name="T2">scaler = StandardScaler()</text:span></text:span><text:span text:style-name="T2"> : Crée un normalisateur.</text:span></text:p>
            </text:list-item>
            <text:list-item>
              <text:p text:style-name="P8"><text:span text:style-name="Source_20_Text"><text:span text:style-name="T2">X_scaled = ...</text:span></text:span><text:span text:style-name="T2"> : Transforme toutes les features pour qu'elles aient une moyenne de 0 et un écart-type de 1. Cela empêche les features à grande échelle (comme les passes) d'écraser l'importance des features à petite échelle (comme les buts).</text:span></text:p>
            </text:list-item>
          </text:list>
        </text:list-item>
        <text:list-item>
          <text:p text:style-name="P7">Séparation Train/Test :</text:p>
          <text:list>
            <text:list-item>
              <text:p text:style-name="P8"><text:span text:style-name="Source_20_Text"><text:span text:style-name="T2">X_train, X_test, ... = train_test_split(...)</text:span></text:span><text:span text:style-name="T2"> : Sépare les données en deux sets :</text:span></text:p>
              <text:list>
                <text:list-item>
                  <text:p text:style-name="P9"><text:span text:style-name="T3">Train (80%) :</text:span> Pour entraîner le modèle.</text:p>
                </text:list-item>
                <text:list-item>
                  <text:p text:style-name="P9"><text:span text:style-name="T3">Test (20%) :</text:span> Pour évaluer le modèle sur des données qu'il n'a jamais vues.</text:p>
                </text:list-item>
              </text:list>
            </text:list-item>
            <text:list-item>
              <text:p text:style-name="P8"><text:soft-page-break/><text:span text:style-name="Source_20_Text"><text:span text:style-name="T2">stratify=y</text:span></text:span><text:span text:style-name="T2"> : S'assure qu'il y a la même proportion de </text:span><text:span text:style-name="Source_20_Text"><text:span text:style-name="T2">0</text:span></text:span><text:span text:style-name="T2"> et de </text:span><text:span text:style-name="Source_20_Text"><text:span text:style-name="T2">1</text:span></text:span><text:span text:style-name="T2"> (Top Attaquants) dans le set d'entraînement et dans le set de test.</text:span></text:p>
            </text:list-item>
          </text:list>
        </text:list-item>
      </text:list>
      <text:p text:style-name="P2"/>
      <text:h text:style-name="Heading_20_3" text:outline-level="3"><text:span text:style-name="T2">Partie 3 : Modélisation et Recherche du Meilleur </text:span><text:span text:style-name="Source_20_Text"><text:span text:style-name="T2">k</text:span></text:span></text:h>
      <text:p text:style-name="Text_20_body"><text:span text:style-name="T2">Ici, on entraîne le modèle KNN en testant plusieurs valeurs pour </text:span><text:span text:style-name="Source_20_Text"><text:span text:style-name="T2">k</text:span></text:span><text:span text:style-name="T2"> (le nombre de "voisins" à consulter).</text:span></text:p>
      <text:list text:style-name="L3">
        <text:list-item>
          <text:p text:style-name="P10">Test Simple (k=1 à 20) :</text:p>
          <text:list>
            <text:list-item>
              <text:p text:style-name="P11"><text:span text:style-name="T2">Le script fait une boucle de </text:span><text:span text:style-name="Source_20_Text"><text:span text:style-name="T2">k=1</text:span></text:span><text:span text:style-name="T2"> à </text:span><text:span text:style-name="Source_20_Text"><text:span text:style-name="T2">k=20</text:span></text:span><text:span text:style-name="T2">.</text:span></text:p>
            </text:list-item>
            <text:list-item>
              <text:p text:style-name="P11"><text:span text:style-name="T2">Pour chaque </text:span><text:span text:style-name="Source_20_Text"><text:span text:style-name="T2">k</text:span></text:span><text:span text:style-name="T2">, il entraîne (</text:span><text:span text:style-name="Source_20_Text"><text:span text:style-name="T2">.fit</text:span></text:span><text:span text:style-name="T2">) sur </text:span><text:span text:style-name="Source_20_Text"><text:span text:style-name="T2">X_train</text:span></text:span><text:span text:style-name="T2"> et prédit (</text:span><text:span text:style-name="Source_20_Text"><text:span text:style-name="T2">.predict</text:span></text:span><text:span text:style-name="T2">) sur </text:span><text:span text:style-name="Source_20_Text"><text:span text:style-name="T2">X_test</text:span></text:span><text:span text:style-name="T2">.</text:span></text:p>
            </text:list-item>
            <text:list-item>
              <text:p text:style-name="P12">Il calcule l'Accuracy et le F1-Score. C'est une première indication.</text:p>
            </text:list-item>
          </text:list>
        </text:list-item>
        <text:list-item>
          <text:p text:style-name="P10">Validation Croisée (Cross-Validation) :</text:p>
          <text:list>
            <text:list-item>
              <text:p text:style-name="P11"><text:span text:style-name="T2">C'est une méthode </text:span><text:span text:style-name="T1">plus robuste</text:span><text:span text:style-name="T2"> pour trouver le meilleur </text:span><text:span text:style-name="Source_20_Text"><text:span text:style-name="T2">k</text:span></text:span><text:span text:style-name="T2">.</text:span></text:p>
            </text:list-item>
            <text:list-item>
              <text:p text:style-name="P11"><text:span text:style-name="Source_20_Text"><text:span text:style-name="T2">cv = StratifiedKFold(n_splits=5)</text:span></text:span><text:span text:style-name="T2"> : Prépare une validation "en 5 plis" (coupe les données en 5 blocs).</text:span></text:p>
            </text:list-item>
            <text:list-item>
              <text:p text:style-name="P11"><text:span text:style-name="Source_20_Text"><text:span text:style-name="T2">cross_val_score(...)</text:span></text:span><text:span text:style-name="T2"> : Pour chaque </text:span><text:span text:style-name="Source_20_Text"><text:span text:style-name="T2">k</text:span></text:span><text:span text:style-name="T2">, le script :</text:span></text:p>
              <text:list>
                <text:list-item>
                  <text:p text:style-name="P12">Entraîne sur 4 blocs et teste sur le 5ème.</text:p>
                </text:list-item>
                <text:list-item>
                  <text:p text:style-name="P12">Recommence 5 fois en changeant le bloc de test.</text:p>
                </text:list-item>
                <text:list-item>
                  <text:p text:style-name="P12">Calcule la <text:span text:style-name="T3">moyenne des 5 F1-Scores</text:span>.</text:p>
                </text:list-item>
              </text:list>
            </text:list-item>
            <text:list-item>
              <text:p text:style-name="P11"><text:span text:style-name="Source_20_Text"><text:span text:style-name="T2">best_k = ...</text:span></text:span><text:span text:style-name="T2"> : Le script sélectionne le </text:span><text:span text:style-name="Source_20_Text"><text:span text:style-name="T2">k</text:span></text:span><text:span text:style-name="T2"> qui a obtenu la meilleure moyenne de F1-Score lors de cette validation croisée.</text:span></text:p>
            </text:list-item>
          </text:list>
        </text:list-item>
      </text:list>
      <text:p text:style-name="P2"/>
      <text:h text:style-name="P1" text:outline-level="3">Partie 4 : Évaluation Finale</text:h>
      <text:p text:style-name="Text_20_body"><text:span text:style-name="T2">Maintenant qu'on a le </text:span><text:span text:style-name="Source_20_Text"><text:span text:style-name="T2">best_k</text:span></text:span><text:span text:style-name="T2">, on entraîne un modèle final et on l'évalue en détail sur le </text:span><text:span text:style-name="Source_20_Text"><text:span text:style-name="T2">X_test</text:span></text:span><text:span text:style-name="T2">.</text:span></text:p>
      <text:list text:style-name="L4">
        <text:list-item>
          <text:p text:style-name="P13"><text:span text:style-name="T1">Entraînement Final :</text:span><text:span text:style-name="T2"> Entraîne un nouveau KNN en utilisant uniquement le </text:span><text:span text:style-name="Source_20_Text"><text:span text:style-name="T2">best_k</text:span></text:span><text:span text:style-name="T2">.</text:span></text:p>
        </text:list-item>
        <text:list-item>
          <text:p text:style-name="P14">Rapport de Classification :</text:p>
          <text:list>
            <text:list-item>
              <text:p text:style-name="P13"><text:span text:style-name="Source_20_Text"><text:span text:style-name="T2">classification_report(...)</text:span></text:span><text:span text:style-name="T2"> : Affiche les métriques clés :</text:span></text:p>
              <text:list>
                <text:list-item>
                  <text:p text:style-name="P15"><text:span text:style-name="T3">Precision :</text:span> Parmi les joueurs prédits comme "Top Attaquant", combien l'étaient vraiment ?</text:p>
                </text:list-item>
                <text:list-item>
                  <text:p text:style-name="P15"><text:span text:style-name="T3">Recall (Rappel) :</text:span> Parmi tous les vrais "Top Attaquants", combien le modèle a-t-il trouvé ?</text:p>
                </text:list-item>
                <text:list-item>
                  <text:p text:style-name="P15"><text:span text:style-name="T3">F1-Score :</text:span> La moyenne harmonique des deux (souvent la métrique la plus importante pour un dataset déséquilibré).</text:p>
                </text:list-item>
              </text:list>
            </text:list-item>
          </text:list>
        </text:list-item>
        <text:list-item>
          <text:p text:style-name="P14"><text:soft-page-break/>Matrice de Confusion :</text:p>
          <text:list>
            <text:list-item>
              <text:p text:style-name="P13"><text:span text:style-name="Source_20_Text"><text:span text:style-name="T2">confusion_matrix(...)</text:span></text:span><text:span text:style-name="T2"> : Montre les erreurs en détail (Vrais Positifs, Faux Négatifs, etc.).</text:span></text:p>
            </text:list-item>
          </text:list>
        </text:list-item>
        <text:list-item>
          <text:p text:style-name="P14">Analyse des Erreurs :</text:p>
          <text:list>
            <text:list-item>
              <text:p text:style-name="P13"><text:span text:style-name="T2">Le script identifie les joueurs du set de test qui ont été mal classés (</text:span><text:span text:style-name="Source_20_Text"><text:span text:style-name="T2">y_test != y_best_pred</text:span></text:span><text:span text:style-name="T2">).</text:span></text:p>
            </text:list-item>
            <text:list-item>
              <text:p text:style-name="P13"><text:span text:style-name="T2">Il affiche le nom du joueur, sa vraie valeur (</text:span><text:span text:style-name="Source_20_Text"><text:span text:style-name="T2">true</text:span></text:span><text:span text:style-name="T2">) et ce que le modèle a prédit (</text:span><text:span text:style-name="Source_20_Text"><text:span text:style-name="T2">pred</text:span></text:span><text:span text:style-name="T2">).</text:span></text:p>
            </text:list-item>
          </text:list>
        </text:list-item>
      </text:list>
      <text:p text:style-name="P2"/>
      <text:h text:style-name="P1" text:outline-level="3">Partie 5 : Visualisation</text:h>
      <text:p text:style-name="Text_20_body"><text:span text:style-name="T2">Le script génère et sauvegarde 3 graphiques (</text:span><text:span text:style-name="Source_20_Text"><text:span text:style-name="T2">.png</text:span></text:span><text:span text:style-name="T2">) pour aider à comprendre les résultats.</text:span></text:p>
      <text:list text:style-name="L5">
        <text:list-item>
          <text:p text:style-name="P16"><text:span text:style-name="Source_20_Text"><text:span text:style-name="T1">football_scores_vs_k.png</text:span></text:span><text:span text:style-name="T1"> :</text:span><text:span text:style-name="T2"> Un graphique linéaire montrant l'évolution de l'Accuracy et du F1-Score en fonction de </text:span><text:span text:style-name="Source_20_Text"><text:span text:style-name="T2">k</text:span></text:span><text:span text:style-name="T2">. La ligne verticale montre le </text:span><text:span text:style-name="Source_20_Text"><text:span text:style-name="T2">best_k</text:span></text:span><text:span text:style-name="T2"> choisi.</text:span></text:p>
        </text:list-item>
        <text:list-item>
          <text:p text:style-name="P16"><text:span text:style-name="Source_20_Text"><text:span text:style-name="T1">football_pasprog_vs_carprog_predictions.png</text:span></text:span><text:span text:style-name="T1"> :</text:span><text:span text:style-name="T2"> Un nuage de points (scatterplot) montrant les Passes Progressives vs les Portées Progressives.</text:span></text:p>
          <text:list>
            <text:list-item>
              <text:p text:style-name="P17">La <text:span text:style-name="T3">couleur</text:span> représente la prédiction du modèle.</text:p>
            </text:list-item>
            <text:list-item>
              <text:p text:style-name="P17">La <text:span text:style-name="T3">forme</text:span> (style) représente la vraie classe du joueur.</text:p>
            </text:list-item>
            <text:list-item>
              <text:p text:style-name="P18">Permet de voir visuellement où le modèle se trompe (ex: un point rouge en forme de croix).</text:p>
            </text:list-item>
          </text:list>
        </text:list-item>
        <text:list-item>
          <text:p text:style-name="P16"><text:span text:style-name="Source_20_Text"><text:span text:style-name="T1">football_confusion_matrix_bestk.png</text:span></text:span><text:span text:style-name="T1"> :</text:span><text:span text:style-name="T2"> Une "heatmap" (carte de chaleur) de la matrice de confusion. C'est une visualisation plus jolie des Vrais/Faux Positifs et Négatifs.</text:span></text:p>
        </text:list-item>
      </text:list>
      <text:p text:style-name="P2"/>
      <text:h text:style-name="P1" text:outline-level="3">Partie 6 : Sauvegarde des Résultats</text:h>
      <text:p text:style-name="P3">Enfin, le script sauvegarde les DataFrames contenant les scores (les résultats de la boucle 3 et 3.b) dans deux fichiers CSV pour une analyse ultérieure.</text:p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4T15:56:48.937318000</meta:creation-date>
    <dc:date>2025-11-04T15:58:23.270305200</dc:date>
    <meta:editing-duration>PT1M36S</meta:editing-duration>
    <meta:editing-cycles>1</meta:editing-cycles>
    <meta:document-statistic meta:table-count="0" meta:image-count="0" meta:object-count="0" meta:page-count="4" meta:paragraph-count="76" meta:word-count="1158" meta:character-count="6909" meta:non-whitespace-character-count="5889"/>
    <meta:generator>LibreOffice/25.2.6.2$Windows_X86_64 LibreOffice_project/729c5bfe710f5eb71ed3bbde9e06a6065e9c6c5d</meta:generator>
  </office:meta>
</office:document-meta>
</file>